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5402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Standard">
      <style:text-properties officeooo:paragraph-rsid="001540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📝 Урок 3. Массивы, HashTables и введение в сортировку</text:h>
      <text:h text:style-name="Heading_20_3" text:outline-level="3">Массивы — углубление</text:h>
      <text:list text:style-name="L1">
        <text:list-item>
          <text:p text:style-name="P2">Хранятся последовательно в памяти (RAM)</text:p>
        </text:list-item>
        <text:list-item>
          <text:p text:style-name="P2">Работа через индексы</text:p>
        </text:list-item>
        <text:list-item>
          <text:p text:style-name="P2">Удобны для циклов</text:p>
        </text:list-item>
      </text:list>
      <text:p text:style-name="Text_20_body"><text:span text:style-name="Strong_20_Emphasis">Операции и сложность:</text:span></text:p>
      <text:list text:style-name="L2">
        <text:list-item>
          <text:p text:style-name="P3">Добавление в конец — O(1)</text:p>
        </text:list-item>
        <text:list-item>
          <text:p text:style-name="P3">Удаление с конца — O(1)</text:p>
        </text:list-item>
        <text:list-item>
          <text:p text:style-name="P3">Добавление / удаление в начале или середине — O(n)</text:p>
        </text:list-item>
      </text:list>
      <text:h text:style-name="Heading_20_3" text:outline-level="3">Указатели (pointers)</text:h>
      <text:list text:style-name="L3">
        <text:list-item>
          <text:p text:style-name="P4">Ссылка на участок памяти</text:p>
        </text:list-item>
        <text:list-item>
          <text:p text:style-name="P4">Массив — это ссылка на непрерывный блок памяти</text:p>
        </text:list-item>
        <text:list-item>
          <text:p text:style-name="P4">В языках высокого уровня (JS, Python) это скрыто, но концепция важна</text:p>
        </text:list-item>
      </text:list>
      <text:h text:style-name="Heading_20_3" text:outline-level="3">HashTables — углубление</text:h>
      <text:list text:style-name="L4">
        <text:list-item>
          <text:p text:style-name="P5">Поиск элемента — O(1) (приблизительно)</text:p>
        </text:list-item>
        <text:list-item>
          <text:p text:style-name="P5">Требуют больше памяти</text:p>
        </text:list-item>
        <text:list-item>
          <text:p text:style-name="P5">При увеличении количества элементов происходит перестройка</text:p>
        </text:list-item>
        <text:list-item>
          <text:p text:style-name="P5">Не строго O(1), но на практике очень быстры</text:p>
        </text:list-item>
      </text:list>
      <text:h text:style-name="Heading_20_3" text:outline-level="3">Сравнение Array vs HashTable</text:h>
      <text:list text:style-name="L5">
        <text:list-item>
          <text:p text:style-name="P6">Array — более фундаментальная структура</text:p>
        </text:list-item>
        <text:list-item>
          <text:p text:style-name="P6">HashTable — производная, реализована поверх массива</text:p>
        </text:list-item>
        <text:list-item>
          <text:p text:style-name="P6">Array — компактнее по памяти</text:p>
        </text:list-item>
        <text:list-item>
          <text:p text:style-name="P6">HashTable — быстрее для поиска</text:p>
        </text:list-item>
      </text:list>
      <text:h text:style-name="Heading_20_3" text:outline-level="3">Searching</text:h>
      <text:list text:style-name="L6">
        <text:list-item>
          <text:p text:style-name="P7">Ознакомились с <text:span text:style-name="Strong_20_Emphasis">бинарным поиском</text:span></text:p>
        </text:list-item>
        <text:list-item>
          <text:p text:style-name="P7">Работает только на отсортированных массивах</text:p>
        </text:list-item>
        <text:list-item>
          <text:p text:style-name="P7">Делит массив пополам на каждом шаге</text:p>
        </text:list-item>
        <text:list-item>
          <text:p text:style-name="P7">Сложность — O(log n)</text:p>
        </text:list-item>
      </text:list>
      <text:h text:style-name="Heading_20_3" text:outline-level="3">Введение в Sorting</text:h>
      <text:list text:style-name="L7">
        <text:list-item>
          <text:p text:style-name="P8">Зачем нужна сортировка</text:p>
        </text:list-item>
        <text:list-item>
          <text:p text:style-name="P8"><text:soft-page-break/>Как она влияет на сложность алгоритмов</text:p>
        </text:list-item>
        <text:list-item>
          <text:p text:style-name="P8">Подготовка к следующему уроку</text:p>
        </text:list-item>
      </text:list>
      <text:h text:style-name="Heading_20_3" text:outline-level="3">Домашнее задание</text:h>
      <text:list text:style-name="L8">
        <text:list-item>
          <text:p text:style-name="P9">Посмотреть видео про HashTables</text:p>
        </text:list-item>
        <text:list-item>
          <text:p text:style-name="P9">Решить задачу Contains Duplicate и залить на LeetCode</text:p>
        </text:list-item>
        <text:list-item>
          <text:p text:style-name="P9">(Новичкам) написать функцию суммы элементов массива:</text:p>
          <text:list>
            <text:list-item>
              <text:p text:style-name="P9"><text:span text:style-name="Source_20_Text">sum([1,2,3,4]) → 10</text:span>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14:10.363200103</meta:creation-date>
    <dc:date>2026-02-01T13:14:56.021877271</dc:date>
    <meta:editing-duration>PT46S</meta:editing-duration>
    <meta:editing-cycles>1</meta:editing-cycles>
    <meta:document-statistic meta:table-count="0" meta:image-count="0" meta:object-count="0" meta:page-count="2" meta:paragraph-count="37" meta:word-count="195" meta:character-count="1229" meta:non-whitespace-character-count="1087"/>
    <meta:generator>LibreOffice/25.8.4.2$Linux_X86_64 LibreOffice_project/580$Build-2</meta:generator>
  </office:meta>
</office:document-meta>
</file>